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f254" officeooo:paragraph-rsid="001cf254"/>
    </style:style>
    <style:style style:name="P2" style:family="paragraph" style:parent-style-name="Standard">
      <style:text-properties officeooo:rsid="001cf477" officeooo:paragraph-rsid="001cf4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2 outputs</text:p>
      <text:p text:style-name="P1"/>
      <text:p text:style-name="P1">4.s4@wpl-13:~$ cd Assignments</text:p>
      <text:p text:style-name="P1">s4@wpl-13:~/Assignments$ cd Assignment2</text:p>
      <text:p text:style-name="P1">s4@wpl-13:~/Assignments/Assignment2$ python3 q4.py</text:p>
      <text:p text:style-name="P1">Enter the seconds34567890</text:p>
      <text:p text:style-name="P1">The number of minutes required for earth's revolution is 576131.5</text:p>
      <text:p text:style-name="P1">s4@wpl-13:~/Assignments/Assignment2$ </text:p>
      <text:p text:style-name="P1"/>
      <text:p text:style-name="P1"/>
      <text:p text:style-name="P2">6. s4@wpl-13:~/biancaa/Assignments/Assignment2$ python3 swap.py</text:p>
      <text:p text:style-name="P2">Enter the first number78</text:p>
      <text:p text:style-name="P2">Enter the second number90</text:p>
      <text:p text:style-name="P2">The value of num1 now is 90</text:p>
      <text:p text:style-name="P2">The value of num2 now is 78</text:p>
      <text:p text:style-name="P2">s4@wpl-13:~/biancaa/Assignments/Assignment2$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2T11:05:54.119615518</meta:creation-date>
    <dc:date>2022-11-22T12:09:13.141595902</dc:date>
    <meta:editing-duration>PT53M9S</meta:editing-duration>
    <meta:editing-cycles>1</meta:editing-cycles>
    <meta:document-statistic meta:table-count="0" meta:image-count="0" meta:object-count="0" meta:page-count="1" meta:paragraph-count="13" meta:word-count="53" meta:character-count="476" meta:non-whitespace-character-count="434"/>
    <meta:generator>LibreOffice/5.1.6.2$Linux_X86_64 LibreOffice_project/10m0$Build-2</meta:generator>
  </office:meta>
</office:document-meta>
</file>